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 svg:font-family="Albany, Arial"/>
    <style:font-face style:name="Courier New" svg:font-family="'Courier New'"/>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office:font-face-decls>
  <office:automatic-styles>
    <style:style style:name="P1" style:family="paragraph" style:parent-style-name="Standard" style:master-page-name="Standard">
      <style:text-properties style:font-name="Comic Sans MS" fo:font-size="12pt" fo:font-style="italic" fo:font-weight="bold" style:font-size-asian="12pt" style:font-style-asian="italic" style:font-weight-asian="bold"/>
    </style:style>
    <style:style style:name="P2" style:family="paragraph">
      <style:paragraph-properties fo:text-align="center"/>
    </style:style>
    <style:style style:name="P3" style:family="paragraph" style:parent-style-name="Standard">
      <style:text-properties style:font-name="Comic Sans MS" fo:font-size="4pt" fo:font-style="italic" fo:font-weight="bold" style:font-size-asian="4pt" style:font-style-asian="italic" style:font-weight-asian="bold"/>
    </style:style>
    <style:style style:name="P4" style:family="paragraph" style:parent-style-name="Standard">
      <style:paragraph-properties fo:break-before="column"/>
      <style:text-properties fo:color="#000000" style:font-name="Comic Sans MS" fo:font-size="31pt" fo:font-style="italic" fo:font-weight="bold" style:font-size-asian="31pt" style:font-style-asian="italic" style:font-weight-asian="bold"/>
    </style:style>
    <style:style style:name="P5" style:family="paragraph" style:parent-style-name="Heading_20_6">
      <style:text-properties style:use-window-font-color="true" fo:font-size="18pt" fo:font-style="normal" style:font-size-asian="18pt" style:font-style-asian="normal"/>
    </style:style>
    <style:style style:name="P6" style:family="paragraph" style:parent-style-name="Heading_20_6">
      <style:text-properties style:use-window-font-color="true" fo:font-size="14pt" fo:font-style="normal" style:font-size-asian="14pt" style:font-style-asian="normal"/>
    </style:style>
    <style:style style:name="P7" style:family="paragraph" style:parent-style-name="Standard">
      <style:text-properties fo:font-size="11pt" style:font-size-asian="11pt"/>
    </style:style>
    <style:style style:name="P8" style:family="paragraph" style:parent-style-name="Heading_20_5">
      <style:text-properties fo:font-size="15pt" style:font-size-asian="15pt"/>
    </style:style>
    <style:style style:name="P9" style:family="paragraph" style:parent-style-name="Standard">
      <style:text-properties fo:font-size="11pt" fo:font-weight="bold" style:font-size-asian="11pt" style:font-weight-asian="bold"/>
    </style:style>
    <style:style style:name="P10" style:family="paragraph" style:parent-style-name="Standard" style:list-style-name="WW8Num2">
      <style:paragraph-properties fo:margin-left="0cm" fo:margin-right="0cm" fo:text-indent="0cm" style:auto-text-indent="false"/>
      <style:text-properties fo:font-size="11pt" style:font-size-asian="11pt"/>
    </style:style>
    <style:style style:name="P11" style:family="paragraph" style:parent-style-name="Standard" style:list-style-name="WW8Num2">
      <style:paragraph-properties fo:margin-left="0cm" fo:margin-right="0cm" fo:text-indent="0cm" style:auto-text-indent="false"/>
    </style:style>
    <style:style style:name="P12" style:family="paragraph" style:parent-style-name="Heading_20_2">
      <style:text-properties fo:font-size="15pt" style:font-size-asian="15pt"/>
    </style:style>
    <style:style style:name="P13" style:family="paragraph" style:parent-style-name="Heading_20_2">
      <style:paragraph-properties fo:break-before="page"/>
      <style:text-properties fo:font-size="15pt" style:font-size-asian="15pt"/>
    </style:style>
    <style:style style:name="P14" style:family="paragraph" style:parent-style-name="Standard" style:list-style-name="WW8Num4">
      <style:paragraph-properties fo:margin-left="0cm" fo:margin-right="0cm" fo:text-indent="0cm" style:auto-text-indent="false"/>
      <style:text-properties fo:font-size="11pt" style:font-size-asian="11pt"/>
    </style:style>
    <style:style style:name="P15" style:family="paragraph" style:parent-style-name="Standard" style:list-style-name="WW8Num3">
      <style:paragraph-properties fo:margin-left="0cm" fo:margin-right="0cm" fo:text-indent="0cm" style:auto-text-indent="false"/>
      <style:text-properties fo:font-size="11pt" style:font-size-asian="11pt"/>
    </style:style>
    <style:style style:name="P16" style:family="paragraph" style:parent-style-name="Standard" style:list-style-name="WW8Num1">
      <style:paragraph-properties fo:margin-left="0cm" fo:margin-right="0cm" fo:text-indent="0cm" style:auto-text-indent="false"/>
      <style:text-properties fo:font-size="11pt" style:font-size-asian="11pt"/>
    </style:style>
    <style:style style:name="T1" style:family="text">
      <style:text-properties fo:color="#0000ff"/>
    </style:style>
    <style:style style:name="T2" style:family="text">
      <style:text-properties fo:color="#008000"/>
    </style:style>
    <style:style style:name="T3" style:family="text">
      <style:text-properties fo:color="#ff0000" style:font-name="Comic Sans MS" fo:font-size="25pt" fo:font-style="italic" fo:font-weight="bold" style:font-size-asian="25pt" style:font-style-asian="italic" style:font-weight-asian="bold"/>
    </style:style>
    <style:style style:name="T4" style:family="text">
      <style:text-properties fo:color="#c0c0c0" style:font-name="Comic Sans MS" fo:font-size="25pt" fo:font-style="italic" fo:font-weight="bold" style:font-size-asian="25pt" style:font-style-asian="italic" style:font-weight-asian="bold"/>
    </style:style>
    <style:style style:name="T5" style:family="text">
      <style:text-properties fo:color="#800080" style:font-name="Comic Sans MS" fo:font-size="25pt" fo:font-style="italic" fo:font-weight="bold" style:font-size-asian="25pt" style:font-style-asian="italic"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size="11pt" style:font-size-asian="11pt"/>
    </style:style>
    <style:style style:name="T8" style:family="text">
      <style:text-properties fo:font-size="11pt" fo:font-weight="bold" style:font-size-asian="11pt" style:font-weight-asian="bold"/>
    </style:style>
    <style:style style:name="T9" style:family="text">
      <style:text-properties fo:font-weight="normal" style:font-weight-asian="normal"/>
    </style:style>
    <style:style style:name="T10" style:family="text">
      <style:text-properties fo:color="#008000" fo:font-size="11pt" style:font-size-asian="11pt"/>
    </style:style>
    <style:style style:name="T11" style:family="text">
      <style:text-properties fo:background-color="#99ccff"/>
    </style:style>
    <style:style style:name="Sect1" style:family="section">
      <style:section-properties style:writing-mode="lr-tb" style:editable="false">
        <style:columns fo:column-count="2">
          <style:column style:rel-width="3401*" fo:start-indent="0cm" fo:end-indent="0cm"/>
          <style:column style:rel-width="6803*" fo:start-indent="0cm" fo:end-indent="0cm"/>
        </style:columns>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4cm" svg:stroke-color="#000000" draw:fill="solid" draw:fill-color="#0000ff" draw:textarea-horizontal-align="center" draw:textarea-vertical-align="middle" fo:padding-top="0.007cm" fo:padding-bottom="0.007cm" fo:padding-left="0.007cm" fo:padding-right="0.007cm" draw:shadow="hidden" style:run-through="foreground"/>
    </style:style>
    <style:style style:name="gr3" style:family="graphic">
      <style:graphic-properties draw:stroke="solid" svg:stroke-width="0.014cm" svg:stroke-color="#000000" draw:fill="solid" draw:fill-color="#ff00ff" draw:textarea-horizontal-align="center" draw:textarea-vertical-align="middle" fo:padding-top="0.007cm" fo:padding-bottom="0.007cm" fo:padding-left="0.007cm" fo:padding-right="0.007cm" draw:shadow="hidden" style:run-through="foreground"/>
    </style:style>
    <style:style style:name="gr4" style:family="graphic">
      <style:graphic-properties draw:stroke="solid" svg:stroke-width="0.014cm" svg:stroke-color="#000000" draw:fill="solid" draw:fill-color="#ff0000" draw:textarea-horizontal-align="center" draw:textarea-vertical-align="middle" fo:padding-top="0.007cm" fo:padding-bottom="0.007cm" fo:padding-left="0.007cm" fo:padding-right="0.007cm" draw:shadow="hidden" style:run-through="foreground"/>
    </style:style>
    <style:style style:name="gr5" style:family="graphic">
      <style:graphic-properties draw:stroke="solid" svg:stroke-width="0.014cm" svg:stroke-color="#000000" draw:fill="solid" draw:fill-color="#ffff00" draw:textarea-horizontal-align="center" draw:textarea-vertical-align="middle" fo:padding-top="0.007cm" fo:padding-bottom="0.007cm" fo:padding-left="0.007cm" fo:padding-right="0.007cm" draw:shadow="hidden" style:run-through="foreground"/>
    </style:style>
    <style:style style:name="gr6" style:family="graphic">
      <style:graphic-properties draw:stroke="solid" svg:stroke-width="0.014cm" svg:stroke-color="#000000" draw:fill="solid" draw:fill-color="#33cc33" draw:textarea-horizontal-align="center" draw:textarea-vertical-align="middle" fo:padding-top="0.007cm" fo:padding-bottom="0.007cm" fo:padding-left="0.007cm" fo:padding-right="0.007cm"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draw:g text:anchor-type="paragraph" draw:z-index="0" draw:style-name="gr1"><draw:polygon draw:style-name="gr2" draw:text-style-name="P2" svg:width="2.163cm" svg:height="1.759cm" svg:x="0.718cm" svg:y="0.545cm" svg:viewBox="0 0 2164 1760" draw:points="2163,437 2163,0 0,0 2,1759 194,1759 205,1722 205,1699 198,1665 187,1628 176,1586 171,1552 169,1522 175,1489 183,1457 205,1425 228,1401 254,1376 284,1360 319,1344 351,1339 397,1337 448,1341 482,1344 512,1355 540,1371 575,1399 598,1425 617,1453 630,1483 637,1512 637,1543 633,1575 626,1605 617,1633 609,1663 603,1693 603,1718 610,1748 972,1748 968,1686 972,1642 972,1609 974,1577 977,1543 986,1510 995,1487 1007,1466 1027,1450 1048,1436 1071,1429 1097,1425 1122,1423 1154,1423 1184,1425 1207,1429 1238,1431 1274,1434 1311,1434 1342,1431 1374,1425 1408,1418 1431,1404 1457,1388 1475,1365 1490,1341 1498,1318 1503,1289 1498,1261 1496,1231 1498,1199 1505,1175 1512,1148 1522,1124 1538,1108 1561,1090 1591,1080 1621,1071 1649,1062 1679,1055 1718,1048 1748,1042 1780,1034 1806,1023 1833,1012 1852,997 1871,982 1893,958 1905,935 1916,910 1921,877 1917,848 1914,818 1905,783 1896,743 1886,707 1884,679 1884,653 1887,617 1898,587 1907,566 1919,543 1939,519 1960,494 1984,474 2013,457 2039,448 2066,441 2094,437 2127,437"><text:p/></draw:polygon><draw:polygon draw:style-name="gr3" draw:text-style-name="P2" svg:width="2.162cm" svg:height="1.759cm" svg:x="2.865cm" svg:y="2.214cm" svg:viewBox="0 0 2163 1760" draw:points="0,1388 0,1759 2161,1759 2157,0 1965,0 1956,34 1956,58 1961,92 1972,127 1984,169 1990,203 1990,233 1986,266 1976,298 1956,328 1931,355 1905,379 1875,395 1840,409 1808,416 1764,418 1711,415 1677,409 1647,402 1619,385 1584,356 1563,330 1542,302 1531,273 1522,245 1522,213 1526,182 1535,152 1542,123 1550,93 1556,64 1556,37 1549,7 1187,7 1191,69 1187,111 1185,148 1185,180 1182,213 1175,247 1164,268 1152,289 1132,307 1113,319 1088,326 1062,330 1037,332 1005,332 977,328 953,326 921,325 887,321 850,321 818,325 787,328 753,339 728,351 702,369 686,390 669,415 661,439 658,467 661,496 663,526 661,557 656,580 647,607 637,631 623,647 598,665 568,676 538,686 510,693 480,700 441,707 411,714 379,723 353,732 328,744 307,758 288,773 268,797 254,820 243,847 238,878 242,908 245,938 254,974 265,1012 272,1048 275,1076 275,1102 272,1138 263,1168 254,1194 243,1219 229,1251 208,1286 185,1312 164,1332 143,1351 120,1365 99,1376 67,1383 30,1388"><text:p/></draw:polygon><draw:polygon draw:style-name="gr4" draw:text-style-name="P2" svg:width="2.154cm" svg:height="2.1cm" svg:x="0.718cm" svg:y="1.873cm" svg:viewBox="0 0 2155 2101" draw:points="2154,1727 2154,2099 2,2099 0,422 187,422 194,407 201,386 201,370 198,349 191,323 183,289 176,268 169,240 168,213 168,187 169,162 176,136 185,113 201,93 220,71 240,55 259,37 282,25 309,12 339,5 370,2 397,0 423,0 450,2 471,5 496,12 519,21 538,32 559,48 577,65 596,86 612,106 626,129 635,157 642,189 642,219 635,249 628,279 619,309 610,342 605,369 605,383 609,397 614,411 970,411 963,480 961,522 963,556 965,587 968,621 974,654 986,677 998,695 1016,713 1037,725 1062,734 1087,739 1113,741 1141,741 1173,736 1196,734 1229,730 1263,727 1300,727 1332,730 1363,736 1395,748 1422,758 1448,778 1464,797 1480,822 1489,848 1492,875 1489,905 1487,935 1489,965 1492,991 1503,1014 1513,1039 1528,1057 1550,1072 1580,1085 1612,1094 1639,1101 1670,1108 1707,1117 1739,1122 1771,1131 1797,1139 1822,1152 1843,1166 1861,1182 1882,1205 1896,1228 1907,1252 1912,1286 1909,1318 1903,1346 1896,1381 1886,1420 1877,1455 1873,1485 1873,1510 1879,1545 1886,1575 1898,1598 1910,1621 1930,1644 1949,1669 1974,1690 2002,1706 2028,1716 2057,1723 2083,1727 2117,1729"><text:p/></draw:polygon><draw:polygon draw:style-name="gr5" draw:text-style-name="P2" svg:width="2.396cm" svg:height="2.632cm" svg:x="1.667cm" svg:y="0.974cm" svg:viewBox="0 0 2397 2633" draw:points="912,550 935,520 953,492 961,460 961,420 951,372 942,333 928,284 923,233 928,201 938,162 956,120 982,81 1016,49 1046,25 1087,11 1136,4 1187,0 1258,0 1314,7 1346,18 1371,32 1397,49 1422,76 1446,109 1466,139 1475,166 1482,210 1482,249 1476,289 1469,319 1461,367 1446,418 1441,450 1450,482 1462,503 1482,533 1512,557 1540,579 1580,594 1623,607 1662,616 1702,621 1744,633 1778,644 1804,656 1826,672 1840,688 1852,709 1861,734 1864,755 1868,776 1868,804 1864,836 1864,861 1870,891 1884,917 1898,938 1917,956 1940,974 1965,986 2002,993 2034,997 2064,998 2097,997 2138,993 2170,991 2201,988 2231,986 2267,988 2286,991 2309,997 2328,1007 2351,1025 2369,1044 2381,1072 2387,1095 2390,1125 2395,1180 2392,1244 2395,1311 2388,1390 2383,1443 2378,1487 2369,1510 2353,1533 2337,1549 2314,1561 2288,1568 2265,1575 2219,1577 2178,1575 2145,1568 2115,1566 2081,1565 2051,1565 2025,1566 1997,1568 1963,1579 1946,1586 1928,1593 1905,1609 1891,1626 1879,1644 1868,1663 1863,1685 1861,1707 1863,1732 1863,1773 1861,1815 1850,1847 1838,1873 1822,1893 1797,1907 1773,1921 1744,1928 1709,1935 1679,1944 1644,1949 1614,1956 1580,1963 1556,1976 1526,1990 1498,2006 1476,2028 1459,2055 1443,2087 1439,2115 1441,2147 1446,2177 1455,2208 1464,2244 1469,2275 1476,2316 1476,2357 1468,2399 1459,2431 1446,2462 1432,2492 1411,2529 1388,2554 1371,2570 1346,2591 1319,2609 1296,2619 1274,2625 1236,2628 1192,2632 1141,2628 1117,2628 1085,2623 1051,2614 1021,2596 1004,2582 982,2561 965,2542 949,2519 935,2494 924,2464 919,2432 917,2408 917,2374 919,2346 928,2316 935,2281 945,2247 951,2217 953,2189 951,2166 945,2145 930,2117 915,2097 896,2078 877,2062 855,2048 826,2036 799,2028 766,2021 736,2018 707,2009 674,2002 647,1991 614,1981 587,1970 566,1954 550,1931 538,1903 529,1866 527,1836 529,1803 533,1776 529,1744 520,1720 503,1693 487,1677 466,1660 437,1649 406,1639 372,1633 344,1630 312,1630 284,1633 258,1635 229,1640 201,1644 153,1644 125,1642 93,1633 71,1623 46,1603 30,1584 18,1561 5,1519 4,1473 2,1429 0,1372 4,1325 5,1272 7,1224 11,1177 16,1139 21,1097 30,1065 41,1046 56,1025 74,1012 97,997 116,993 143,988 176,986 206,988 247,993 282,995 312,997 355,998 397,993 432,986 466,972 489,960 510,938 527,912 538,887 542,859 540,838 538,799 540,760 549,730 557,702 570,681 596,660 624,646 660,635 695,624 725,617 762,612 797,605 840,593 878,577"><text:p/></draw:polygon><draw:polygon draw:style-name="gr6" draw:text-style-name="P2" svg:width="2.153cm" svg:height="2.098cm" svg:x="2.877cm" svg:y="0.545cm" svg:viewBox="0 0 2154 2099" draw:points="0,437 0,0 2148,0 2152,1674 1963,1674 1956,1688 1951,1709 1951,1727 1953,1746 1960,1773 1967,1806 1976,1829 1981,1857 1984,1884 1984,1909 1981,1933 1976,1960 1965,1984 1951,2002 1930,2025 1910,2043 1891,2058 1868,2073 1842,2081 1810,2090 1782,2094 1755,2097 1727,2097 1700,2094 1679,2090 1656,2083 1632,2076 1612,2064 1593,2050 1573,2030 1556,2011 1538,1990 1526,1967 1515,1939 1508,1907 1508,1877 1515,1847 1524,1819 1531,1789 1540,1753 1543,1729 1543,1713 1542,1700 1536,1685 1178,1685 1184,1621 1182,1586 1178,1552 1175,1520 1169,1499 1159,1482 1148,1464 1131,1450 1109,1436 1088,1429 1071,1425 1039,1423 1002,1423 967,1427 926,1429 896,1432 857,1434 826,1432 797,1429 755,1420 727,1406 700,1388 684,1367 669,1344 658,1318 656,1288 656,1249 658,1222 656,1194 649,1162 644,1143 633,1124 623,1111 612,1101 587,1088 559,1076 527,1067 490,1057 453,1050 415,1044 386,1035 356,1025 326,1014 305,997 280,977 265,958 249,935 238,910 235,882 235,855 240,831 249,796 259,760 263,728 270,697 273,665 270,631 263,601 252,572 236,543 220,520 210,508 194,490 176,476 161,464 138,453 115,446 86,439 56,437 28,437"><text:p/></draw:polygon></draw:g></text:p>
        <text:p text:style-name="P3"/>
        <text:p text:style-name="P4">Coordination</text:p>
        <text:p text:style-name="Text_20_body"><text:span text:style-name="T1">Qualité</text:span> <text:s/><text:span text:style-name="T2">Environnement</text:span></text:p>
        <text:p text:style-name="Standard"><text:span text:style-name="T3">Sécurité</text:span><text:span text:style-name="T4"> <text:s/></text:span><text:span text:style-name="T5">Communication</text:span></text:p>
        <text:p text:style-name="Standard"/>
      </text:section>
      <text:section text:style-name="Sect2" text:name="Section2">
        <text:p text:style-name="Standard"/>
        <text:p text:style-name="Standard"/>
        <text:h text:style-name="P5" text:outline-level="6">Projet de base Plans qualité / Actions correctives sur Intranet</text:h>
        <text:h text:style-name="P6" text:outline-level="6">Point du projet au 04.04.05</text:h>
        <text:p text:style-name="P7"/>
        <text:p text:style-name="Standard"><text:span text:style-name="T6">1° étape, fait</text:span><text:span text:style-name="T7"> : la base ACES actuellement utilisée par Tarare et Lamballe a été transférée sur Intranet. Un point de fonctionnement a été fait pour y soigner les bugs et la faire évoluer.</text:span></text:p>
        <text:p text:style-name="P7">Pour l’instant, aucun site ne l’utilise.</text:p>
        <text:p text:style-name="P7"/>
        <text:p text:style-name="Standard"><text:span text:style-name="T6">2° étape, à faire</text:span><text:span text:style-name="T7"> : les Responsables qualité valident ce projet de cahier des charges, le service Informatique fait évoluer la base, et celle-ci sera utilisée par tous les sites et au siège.</text:span></text:p>
        <text:p text:style-name="P7"/>
        <text:p text:style-name="P7"/>
        <text:h text:style-name="P8" text:outline-level="5">Bilan de fonctionnement de la base actuelle sur Intranet</text:h>
        <text:p text:style-name="P7"/>
        <text:p text:style-name="Standard"><text:span text:style-name="T8">ATTENTION BUG</text:span><text:span text:style-name="T7"> : dans la liste des plans ( menu déroulant dans modification d’un plan ), il peut y en avoir plusieurs, dont la majorité vides.</text:span></text:p>
        <text:p text:style-name="P7"/>
        <text:h text:style-name="Heading_20_4" text:outline-level="4">Accès : <text:span text:style-name="T9">saisie et consultation par site ?</text:span></text:h>
        <text:p text:style-name="P7"/>
        <text:p text:style-name="P9">Rédacteur / Responsable d’action :</text:p>
        <text:list text:style-name="WW8Num2">
          <text:list-item>
            <text:p text:style-name="P10">Il manque des groupes ( CHSCT, Chefs de service, Chefs d’équipe, … ) et certains noms : à créer, gestion Boris SANEGRE.</text:p>
          </text:list-item>
          <text:list-item>
            <text:p text:style-name="P11"><text:span text:style-name="T7">Possibilité de saisir plusieurs responsables en faisant</text:span><text:span text:style-name="T10"> </text:span><text:span text:style-name="T7">des copies d’actions (collage par ajout)</text:span></text:p>
          </text:list-item>
          <text:list-item>
            <text:p text:style-name="P10">ATTENTION : bien choisir si on veut nommer les gens pour avoir la possibilité de tri nominatif.</text:p>
          </text:list-item>
        </text:list>
        <text:p text:style-name="P7"/>
        <text:p text:style-name="P9">Commentaires :</text:p>
        <text:list text:style-name="WW8Num2">
          <text:list-item>
            <text:p text:style-name="P10">Possibilité d’y accéder à partir de la saisie ou modification des actions (champ commentaire du PQ dans le formulaire de saisie des actions)</text:p>
          </text:list-item>
          <text:list-item>
            <text:p text:style-name="P10">Texte ensuite en fin de plan qualité. </text:p>
          </text:list-item>
        </text:list>
        <text:p text:style-name="P7"/>
        <text:p text:style-name="P9">Réalisation d’une action :</text:p>
        <text:list text:style-name="WW8Num2">
          <text:list-item>
            <text:p text:style-name="P10">Possibilité de saisir une date, avec calcul du « réalisé » et du « respect échéance » automatiquement.</text:p>
          </text:list-item>
        </text:list>
        <text:p text:style-name="P7"/>
        <text:p text:style-name="P9">Impression :</text:p>
        <text:list text:style-name="WW8Num2">
          <text:list-item>
            <text:p text:style-name="P10">Possibilité de visualiser et imprimer les plans dès leur création, puis en cours de modification.</text:p>
          </text:list-item>
        </text:list>
        <text:p text:style-name="P7"/>
        <text:p text:style-name="P7"/>
        <text:p text:style-name="P7"/>
        <text:h text:style-name="P12" text:outline-level="2"/>
        <text:h text:style-name="P13" text:outline-level="2">Cahier des charges base Plans Qualité – Actions correctives</text:h>
        <text:p text:style-name="P7"/>
        <text:p text:style-name="P7"/>
        <text:p text:style-name="Standard"><text:span text:style-name="T8">Une base par cartographie</text:span><text:span text:style-name="T7"> ( société, site, plate-forme )</text:span></text:p>
        <text:p text:style-name="P7"/>
        <text:p text:style-name="P9">Processus source :</text:p>
        <text:p text:style-name="P7">Suivant cartographie société / site =&gt; reprendre la liste des différentes bases qualités + pour la partie SOCIETE il y aura du spécifique exemple DEVELOPPEMENT</text:p>
        <text:p text:style-name="P7"/>
        <text:p text:style-name="P9">Origines :</text:p>
        <text:list text:style-name="WW8Num4">
          <text:list-item>
            <text:p text:style-name="P14">Non conformités,<text:tab/><text:tab/><text:tab/>- Audits internes ou client,</text:p>
          </text:list-item>
          <text:list-item>
            <text:p text:style-name="P14">Réclamations,<text:tab/><text:tab/><text:tab/>- Gamme, matériel,</text:p>
          </text:list-item>
          <text:list-item>
            <text:p text:style-name="P14">Fiches de progrès,<text:tab/><text:tab/><text:tab/>- Revues de direction,</text:p>
          </text:list-item>
          <text:list-item>
            <text:p text:style-name="P14">IP non conforme,<text:tab/><text:tab/><text:tab/>- Réunions,</text:p>
          </text:list-item>
          <text:list-item>
            <text:p text:style-name="P14">Accidents,<text:tab/><text:tab/><text:tab/><text:tab/>- HACCP, …</text:p>
          </text:list-item>
        </text:list>
        <text:p text:style-name="P7"/>
        <text:p text:style-name="P9">Natures :</text:p>
        <text:list text:style-name="WW8Num3">
          <text:list-item>
            <text:p text:style-name="P15">sécurité alimentaire,</text:p>
          </text:list-item>
          <text:list-item>
            <text:p text:style-name="P15">conformité du produit,</text:p>
          </text:list-item>
          <text:list-item>
            <text:p text:style-name="P15">sécurité des personnes et des locaux,</text:p>
          </text:list-item>
          <text:list-item>
            <text:p text:style-name="P15">organisation</text:p>
          </text:list-item>
        </text:list>
        <text:p text:style-name="P7"/>
        <text:p text:style-name="P9">Genres :</text:p>
        <text:list text:style-name="WW8Num3">
          <text:list-item>
            <text:p text:style-name="P15">Plan qualité,</text:p>
          </text:list-item>
          <text:list-item>
            <text:p text:style-name="P15">Action corrective ( avec recherche des causes obligatoire et validation de l’efficacité ),</text:p>
          </text:list-item>
        </text:list>
        <text:p text:style-name="P7"/>
        <text:p text:style-name="P7">NB : les listes de « origines », « natures », « genre » seront gérées via Marie LAURENT.</text:p>
        <text:p text:style-name="P7"/>
        <text:p text:style-name="P9">Informations saisies :</text:p>
        <text:p text:style-name="P7">Titre,</text:p>
        <text:p text:style-name="P7">+ cf trame plan qualité actuel, y compris zone de commentaires, mais sans le cartouche.</text:p>
        <text:p text:style-name="P7"/>
        <text:p text:style-name="P7">Pour les actions correctives :</text:p>
        <text:p text:style-name="WW-Corps_20_de_20_texte_20_2">+ zones de texte « constat / dysfonctionnement », « recherche des causes » ( accès à la trame ), « validation de l’efficacité ». + 2 cases à cocher action clôturée / clôturée efficacement</text:p>
        <text:p text:style-name="P7"/>
        <text:h text:style-name="Heading_20_4" text:outline-level="4">Idée : une base pour tout</text:h>
        <text:p text:style-name="P7">Forme = plan qualité, avec des zones supplémentaires spécifiques pour les actions correctives.</text:p>
        <text:p text:style-name="P7"/>
        <text:p text:style-name="P7">Affectation automatique d’un numéro chrono pour les plans qualité, pour les actions correctives</text:p>
        <text:list text:style-name="WW8Num1">
          <text:list-item>
            <text:p text:style-name="P16">chronos de la forme AC ou PQ / chrono sur 4 chiffres / lettre du site. Ex PQ0001G.doc (10 chronos)</text:p>
          </text:list-item>
        </text:list>
        <text:p text:style-name="P7">Voir si G devient A (si oui voir aussi la base qualité documents) : pour décision Annabel GASTAL.</text:p>
        <text:p text:style-name="P7"/>
        <text:p text:style-name="P7">Lien systématique sur l’origine, notamment dans le cas où plusieurs actions correctives sont issues du même audit,</text:p>
        <text:p text:style-name="P7">Lien systématique avec le processus concerné,</text:p>
        <text:p text:style-name="P7">Nature systématique.</text:p>
        <text:p text:style-name="P7"/>
        <text:p text:style-name="P7">Possibilité d’appeler des trames pré définies ( nouveau matériel, … ).</text:p>
        <text:p text:style-name="P7"/>
        <text:p text:style-name="P9">Editions :</text:p>
        <text:p text:style-name="P7"/>
        <text:list text:style-name="WW8Num3">
          <text:list-item>
            <text:p text:style-name="P15">[v] Toutes actions par plan, </text:p>
          </text:list-item>
          <text:list-item>
            <text:p text:style-name="P15">Toutes actions par responsable,<text:tab/><text:tab/><text:tab/><text:tab/>format = plan qualité, classé par date de réalisation</text:p>
          </text:list-item>
          <text:list-item>
            <text:p text:style-name="P15">Toutes actions par dates de réalisation, =&gt; <text:span text:style-name="T11">DATE PREVISIONNELLE</text:span></text:p>
          </text:list-item>
        </text:list>
        <text:p text:style-name="P7"/>
        <text:list text:style-name="WW8Num3">
          <text:list-item>
            <text:p text:style-name="P15">Tous plans en cours par nature,<text:tab/><text:tab/><text:tab/><text:tab/><text:tab/>2 pages : 1 PQ, 1 AC</text:p>
          </text:list-item>
          <text:list-item>
            <text:p text:style-name="P15">Tous les plans en cours par processus,<text:tab/><text:tab/><text:tab/><text:tab/>liste = chrono, titre, date, rédacteur</text:p>
          </text:list-item>
          <text:list-item>
            <text:p text:style-name="P15">Toutes les actions ou tous les plans en cours par origine,<text:tab/><text:tab/>si AC + constat, efficacité</text:p>
          </text:list-item>
          <text:list-item>
            <text:p text:style-name="P15">Toutes les actions correctives clôturées,<text:tab/><text:tab/><text:tab/><text:tab/>si clôturé + date de clôture</text:p>
          </text:list-item>
        </text:list>
        <text:p text:style-name="P7"/>
        <text:p text:style-name="P7">Idée : faire des menus multi critères …</text:p>
        <text:p text:style-name="P7">Ces éditions doivent être transférables par mail.</text:p>
        <text:p text:style-name="P9"/>
        <text:p text:style-name="P9">Calcul des indicateurs de progrès :</text:p>
        <text:p text:style-name="P9"/>
        <text:p text:style-name="P7"/>
        <text:list text:style-name="WW8Num3">
          <text:list-item>
            <text:p text:style-name="P15">% des actions réalisées dans les délais sur une période donnée,</text:p>
          </text:list-item>
          <text:list-item>
            <text:p text:style-name="P15">nombre et % des actions correctives clôturées efficacement,</text:p>
          </text:list-item>
        </text:list>
        <text:p text:style-name="P7">Avec possibilité de les calculer par processus ou par natur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 svg:font-family="Albany, Arial"/>
    <style:font-face style:name="Courier New" svg:font-family="'Courier New'"/>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ourier New"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CA" style:font-name-asian="Times New Roman" style:font-size-asian="10pt" style:font-name-complex="Times New Roman" style:font-size-complex="10pt"/>
    </style:style>
    <style:style style:name="Text_20_body" style:display-name="Text body" style:family="paragraph" style:parent-style-name="Standard" style:class="text">
      <style:text-properties style:font-name="Comic Sans MS" fo:font-size="25pt" fo:font-style="italic" fo:font-weight="bold" style:font-size-asian="25pt" style:font-style-asian="italic" style:font-weight-asian="bold"/>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fo:font-weight="bold" style:font-weight-asian="bold"/>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5pt" fo:font-weight="bold" style:font-size-asian="15pt" style:font-weight-asian="bold"/>
    </style:style>
    <style:style style:name="Heading_20_4" style:display-name="Heading 4" style:family="paragraph" style:parent-style-name="Standard" style:next-style-name="Standard" style:class="text" style:default-outline-level="4">
      <style:paragraph-properties fo:keep-with-next="always"/>
      <style:text-properties fo:font-size="11pt" fo:font-weight="bold" style:font-size-asian="11pt"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8pt" fo:font-weight="bold" style:font-size-asian="18pt" style:font-weight-asian="bold"/>
    </style:style>
    <style:style style:name="Heading_20_6" style:display-name="Heading 6" style:family="paragraph" style:parent-style-name="Standard" style:next-style-name="Standard" style:class="text" style:default-outline-level="6">
      <style:paragraph-properties fo:text-align="end" style:justify-single-word="false" fo:keep-with-next="always"/>
      <style:text-properties fo:color="#ff0000" fo:font-size="11pt" fo:font-style="italic" fo:font-weight="bold" style:font-size-asian="11pt" style:font-style-asian="italic" style:font-weight-asian="bold"/>
    </style:style>
    <style:style style:name="List" style:family="paragraph" style:parent-style-name="Text_20_body" style:class="list">
      <style:text-properties style:font-name="Courier New" style:font-name-complex="Tahoma1"/>
    </style:style>
    <style:style style:name="Caption" style:family="paragraph" style:parent-style-name="Standard" style:class="extra">
      <style:paragraph-properties fo:margin-top="0.212cm" fo:margin-bottom="0.212cm" text:number-lines="false" text:line-number="0"/>
      <style:text-properties style:font-name="Courier New"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urier New" style:font-name-complex="Tahoma1"/>
    </style:style>
    <style:style style:name="WW-Corps_20_de_20_texte_20_2" style:display-name="WW-Corps de texte 2" style:family="paragraph" style:parent-style-name="Standard">
      <style:text-properties fo:font-size="11pt" style:font-size-asian="11pt"/>
    </style:style>
    <style:style style:name="Footnote_20_Symbol" style:display-name="Footnote Symbol" style:family="text"/>
    <style:style style:name="Endnote_20_Symbol" style:display-name="Endnote Symbol" style:family="text"/>
    <style:style style:name="WW8Num1z0" style:family="text">
      <style:text-properties style:font-name="Wingdings"/>
    </style:style>
    <style:style style:name="WW8Num2z0"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cm" fo:margin-bottom="1cm" fo:margin-left="1.501cm" fo:margin-right="1.501cm" style:writing-mode="lr-tb" style:layout-grid-color="#c0c0c0" style:layout-grid-lines="4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 Coordination Qualité</dc:title>
    <meta:initial-creator>Gareyte Cécile</meta:initial-creator>
    <meta:creation-date>2005-04-04T11:24:00</meta:creation-date>
    <dc:creator>user agis</dc:creator>
    <dc:date>2006-02-14T18:29:57</dc:date>
    <meta:print-date>2000-10-26T13:45:00</meta:print-date>
    <dc:language>fr-FR</dc:language>
    <meta:editing-cycles>7</meta:editing-cycles>
    <meta:editing-duration>PT1H56M30S</meta:editing-duration>
    <meta:user-defined meta:name="Info 1"/>
    <meta:user-defined meta:name="Info 2"/>
    <meta:user-defined meta:name="Info 3"/>
    <meta:user-defined meta:name="Info 4"/>
    <meta:document-statistic meta:table-count="0" meta:image-count="0" meta:object-count="0" meta:page-count="3" meta:paragraph-count="69" meta:word-count="606" meta:character-count="4138"/>
  </office:meta>
</office:document-meta>
</file>